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4cm" svg:height="3.3cm" svg:x="7.8cm" svg:y="3.7cm">
          <text:p/>
          <draw:enhanced-geometry svg:viewBox="0 0 21600 21600" draw:text-areas="800 800 20800 20800" draw:type="round-rectangular-callout" draw:modifiers="31566.1544158489 -968.433807936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5.2cm" svg:height="5cm" svg:x="8.1cm" svg:y="11.9cm">
          <text:p/>
          <draw:enhanced-geometry svg:viewBox="0 0 21600 21600" draw:text-areas="800 800 20800 20800" draw:type="round-rectangular-callout" draw:modifiers="-7367.50624879831 -5182.96340731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taray </meta:initial-creator>
    <meta:creation-date>2014-02-14T12:18:47.766786515</meta:creation-date>
    <dc:date>2014-02-14T12:42:05.013690219</dc:date>
    <dc:creator>mantaray </dc:creator>
    <meta:editing-duration>PT20M27S</meta:editing-duration>
    <meta:editing-cycles>2</meta:editing-cycles>
    <meta:generator>LibreOffice/4.1.3.2$Linux_x86 LibreOffice_project/410m0$Build-2</meta:generator>
    <meta:document-statistic meta:object-count="2"/>
  </office:meta>
</office:document-meta>
</file>